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mList.ItemList( int 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heet.getItemGroupName( String elementURI , String elemen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gesheet.getPageRules( int p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sheet.getPageForItem( int item , String itemGrou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gesheet.getTotalItems( String itemGrou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gesheet.endElement( String uri , String loc , String ra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temList.getPageForItem( int ite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sheet.Pageshe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heet.startPrefixMapping( String prefix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esheet.endDocu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gesheet.Pagesheet( ResizableContainer rules , Map itemGroupsPerName , Map itemGroupsPer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age.validInPage( int elementCoun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sheet.itemCount( String elementURI , String element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temList.addItem( int p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.Page( PageRules rules , int elementSta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temList.valid( int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heet.processEndElement( String uri ,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gesheet.setLastModified( long las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heet.valid( int page , int item , String itemGrou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gesheet.getTotalP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heet.processStartElement( String uri , String 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Pagesheet.isInPage( int page , int item , String itemGrou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heet.processCharacters( char [ ] ch , int index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esheet.modifiedSince( long d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heet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sheet.startElement( String uri , String loc , String raw , Attributes a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8">
            <text:p text:style-name="Table_20_Contents">8</text:p>
          </table:table-cell>
          <table:table-cell office:value-type="float" office:value="93">
            <text:p text:style-name="Table_20_Contents">9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